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54745" officeooo:paragraph-rsid="00054745"/>
    </style:style>
    <style:style style:name="P2" style:family="paragraph" style:parent-style-name="Standard">
      <style:text-properties officeooo:rsid="00054745" officeooo:paragraph-rsid="0005fe41"/>
    </style:style>
    <style:style style:name="P3" style:family="paragraph" style:parent-style-name="Standard">
      <style:text-properties officeooo:rsid="00054745" officeooo:paragraph-rsid="0007379f"/>
    </style:style>
    <style:style style:name="P4" style:family="paragraph" style:parent-style-name="Standard">
      <style:text-properties fo:font-weight="bold" officeooo:rsid="00054745" officeooo:paragraph-rsid="0005474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54745" officeooo:paragraph-rsid="00054745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848a6" officeooo:paragraph-rsid="000848a6"/>
    </style:style>
    <style:style style:name="P7" style:family="paragraph" style:parent-style-name="Standard">
      <style:text-properties officeooo:rsid="000ae624" officeooo:paragraph-rsid="000cdafe"/>
    </style:style>
    <style:style style:name="P8" style:family="paragraph" style:parent-style-name="Standard">
      <style:text-properties fo:font-size="12pt" fo:font-weight="normal" officeooo:rsid="0010e293" officeooo:paragraph-rsid="000cdafe" style:font-size-asian="10.5pt" style:font-weight-asian="normal" style:font-size-complex="12pt" style:font-weight-complex="normal"/>
    </style:style>
    <style:style style:name="T1" style:family="text">
      <style:text-properties officeooo:rsid="0005474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5fe41" style:font-weight-asian="bold" style:font-weight-complex="bold"/>
    </style:style>
    <style:style style:name="T4" style:family="text">
      <style:text-properties fo:font-weight="bold" officeooo:rsid="0007379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5fe41"/>
    </style:style>
    <style:style style:name="T7" style:family="text">
      <style:text-properties officeooo:rsid="0007379f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officeooo:rsid="000cdafe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28148" style:font-size-asian="14pt" style:font-weight-asian="bold" style:font-size-complex="14pt" style:font-weight-complex="bold"/>
    </style:style>
    <style:style style:name="T11" style:family="text">
      <style:text-properties fo:font-size="12pt" fo:font-weight="normal" officeooo:rsid="000cdafe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0e293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134e6c" style:font-size-asian="10.5pt" style:font-weight-asian="normal" style:font-size-complex="12pt" style:font-weight-complex="normal"/>
    </style:style>
    <style:style style:name="T14" style:family="text">
      <style:text-properties officeooo:rsid="000ea36c"/>
    </style:style>
    <style:style style:name="T15" style:family="text">
      <style:text-properties officeooo:rsid="000fa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5">Reclur program</text:span> structure</text:p>
      <text:p text:style-name="P1"/>
      <text:p text:style-name="P1"><text:span text:style-name="T2">clooj.app.framer</text:span> has instructions to control the overall structure of the application and function to manage the other pieces.</text:p>
      <text:p text:style-name="P1"/>
      <text:p text:style-name="P4">clooj.java.file<text:span text:style-name="T5"> loading and saving files. Getting the tree of clojure and java files.</text:span></text:p>
      <text:p text:style-name="P1"/>
      <text:p text:style-name="P1"><text:span text:style-name="T2">clooj.java.gui</text:span> brings datastructures representing user interfaces alive.</text:p>
      <text:p text:style-name="P1"><text:tab/>These are nested datasctures with :children.</text:p>
      <text:p text:style-name="P1"><text:tab/>Event listeners update the state given the old state, event, and object triggering the event.</text:p>
      <text:p text:style-name="P1"><text:tab/>How to use for your own application:</text:p>
      <text:p text:style-name="P1"><text:tab/><text:tab/>1. Develop the application using reclur as the editor (and other editors). Backup!</text:p>
      <text:p text:style-name="P1"><text:tab/><text:tab/>2. You have an application with some main function that you can call from reclur.</text:p>
      <text:p text:style-name="P1"><text:tab/><text:tab/>3. In clooj.core/-main, call the function in (2). Now the app will run instead of the editor.</text:p>
      <text:p text:style-name="P1"><text:tab/><text:span text:style-name="T14">Many supporting files in clooj.java (along with some useless files).</text:span></text:p>
      <text:p text:style-name="P1"/>
      <text:p text:style-name="P3"><text:span text:style-name="T2">clooj.java.</text:span><text:span text:style-name="T4">detail</text:span> <text:span text:style-name="T7">has all the details of how each different widget is interfaced with.</text:span></text:p>
      <text:p text:style-name="P1"/>
      <text:p text:style-name="P2"><text:span text:style-name="T2">clooj.</text:span><text:span text:style-name="T3">coder</text:span><text:span text:style-name="T2">.</text:span><text:span text:style-name="T3">repl</text:span> <text:span text:style-name="T6">runs commands that you type in and press shift + enter. Runs them on other threads so </text:span></text:p>
      <text:p text:style-name="P2"><text:tab/><text:span text:style-name="T7">the app remains responsive. And has the anti-lag feature.</text:span></text:p>
      <text:p text:style-name="P2"/>
      <text:p text:style-name="P6">Overall flow: <text:s/><text:span text:style-name="T1">clooj.core/-main </text:span>calls the gui/setup on the framer. </text:p>
      <text:p text:style-name="P6">Events triggered by the user run function specified in framer. These fns in turn call other fns (files, etc).</text:p>
      <text:p text:style-name="P6"/>
      <text:p text:style-name="P7"><text:span text:style-name="T9">More </text:span><text:span text:style-name="T10">Coming</text:span><text:span text:style-name="T8"> soon: </text:span><text:span text:style-name="T11">Debugging, </text:span><text:span text:style-name="T13">navigation,</text:span><text:span text:style-name="T12"> etc.</text:span></text:p>
      <text:p text:style-name="P8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9T21:18:12.592371000</meta:creation-date>
    <dc:date>2016-09-19T21:52:35.325930000</dc:date>
    <meta:editing-duration>PT13M38S</meta:editing-duration>
    <meta:editing-cycles>10</meta:editing-cycles>
    <meta:generator>LibreOffice/5.2.1.2$MacOSX_X86_64 LibreOffice_project/31dd62db80d4e60af04904455ec9c9219178d620</meta:generator>
    <meta:document-statistic meta:table-count="0" meta:image-count="0" meta:object-count="0" meta:page-count="1" meta:paragraph-count="17" meta:word-count="198" meta:character-count="1282" meta:non-whitespace-character-count="1087"/>
  </office:meta>
</office:document-meta>
</file>